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9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Hochladen der Websei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Grobkonzept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Grobkonzept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5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David Christa</dc:creator>
    <dc:date>2005-12-20T11:55:40</dc:date>
    <dc:language>de-AT</dc:language>
    <meta:editing-cycles>31</meta:editing-cycles>
    <meta:editing-duration>PT7H30M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92" meta:word-count="219" meta:character-count="1518"/>
  </office:meta>
</office:document-meta>
</file>